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1.81680555555556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5-29T00:00:00" table:style-name="ce5">
            <text:p>29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38" table:style-name="ce9">
            <text:p>38</text:p>
          </table:table-cell>
          <table:table-cell office:value-type="currency" office:value="1.9000000000000001" table:formula="of:=[.A6]*([.D6]+50*[.C6])" table:style-name="ce10">
            <text:p>CHF 1,9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38" table:style-name="ce9">
            <text:p>38</text:p>
          </table:table-cell>
          <table:table-cell office:value-type="currency" office:value="3.8000000000000003" table:formula="of:=[.A7]*([.D7]+50*[.C7])" table:style-name="ce10">
            <text:p>CHF 3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76" table:style-name="ce9">
            <text:p>76</text:p>
          </table:table-cell>
          <table:table-cell office:value-type="currency" office:value="15.200000000000001" table:formula="of:=[.A8]*([.D8]+50*[.C8])" table:style-name="ce10">
            <text:p>CHF 15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72" table:style-name="ce9">
            <text:p>72</text:p>
          </table:table-cell>
          <table:table-cell office:value-type="currency" office:value="36" table:formula="of:=[.A9]*([.D9]+50*[.C9])" table:style-name="ce10">
            <text:p>CHF 3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3" table:formula="of:=[.A10]*([.D10]+50*[.C10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3" table:style-name="ce9">
            <text:p>33</text:p>
          </table:table-cell>
          <table:table-cell office:value-type="currency" office:value="66" table:formula="of:=[.A11]*([.D11]+50*[.C11])" table:style-name="ce10">
            <text:p>CHF 6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0" table:style-name="ce9">
            <text:p>20</text:p>
          </table:table-cell>
          <table:table-cell office:value-type="currency" office:value="200" table:formula="of:=[.A13]*[.D13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2" table:style-name="ce9">
            <text:p>32</text:p>
          </table:table-cell>
          <table:table-cell office:value-type="currency" office:value="640" table:formula="of:=[.A14]*[.D14]" table:style-name="ce10">
            <text:p>CHF 6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1" table:style-name="ce9">
            <text:p>11</text:p>
          </table:table-cell>
          <table:table-cell office:value-type="currency" office:value="550" table:formula="of:=[.A15]*[.D15]" table:style-name="ce10">
            <text:p>CHF 5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515.9" table:formula="of:=SUM([.E6:.E18])" table:number-columns-spanned="2" table:number-rows-spanned="1" table:style-name="ce12">
            <text:p>CHF 1 515,9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29T15:40:53Z</dc:date>
    <meta:editing-cycles>13</meta:editing-cycles>
    <meta:editing-duration>PT18807S</meta:editing-duration>
  </office:meta>
</office:document-meta>
</file>